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ve sent the vanguard to confirm a
safe path through once mo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ill need to wait a short while until
they return.”</text:p>
          </table:table-cell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H-Have we not already cleared the demons in
this tunnel on the way here?</text:p>
          </table:table-cell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 office:value-type="string">
            <text:p>S-Surely there is no need to do so agai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no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demons are particularly active as of
late. Have you forgotten just how aggressive
they were on the way here?”</text:p>
          </table:table-cell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Khh...</text:p>
          </table:table-cell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 office:value-type="string">
            <text:p>(I-I beg of you... be quick...!)</text:p>
          </table:table-cell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 office:value-type="string">
            <text:p>(I am at my wit's end, already...!)</text:p>
          </table:table-cell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 office:value-type="string">
            <text:p>(If you do not hurry... I-I shall wet my
garments...!!)</text:p>
          </table:table-cell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irty minutes later-</text:p>
          </table:table-cell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Hauuuu... hurry... hurry...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Quickly... toilet... toilet...!!)</text:p>
          </table:table-cell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 office:value-type="string">
            <text:p>Vanguard
“Commander, we have returned!”</text:p>
          </table:table-cell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 office:value-type="string">
            <text:p>Vanguard
“We have routed a number of demons and
cleared the path! Now is our chance to pass
through safely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-Very good! Well done!</text:p>
          </table:table-cell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 office:value-type="string">
            <text:p>Now, let us hurry forward...!! *wiggle* *wiggle*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before that...”</text:p>
          </table:table-cell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 office:value-type="string">
            <text:p>Wh-What is it?</text:p>
          </table:table-cell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 office:value-type="string">
            <text:p>D-D-Do not tell me... more Warding Water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ndeed. 'Tis our last vial.”</text:p>
          </table:table-cell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o, thank you! That water is... u-umm...</text:p>
          </table:table-cell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 office:value-type="string">
            <text:p>It tastes awful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it tastes exactly like wa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flavor is neither here nor there.
Have you forgotten my pledge to keep you
safe when we left the castle?”</text:p>
          </table:table-cell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ghhh... mghhhhh!!</text:p>
          </table:table-cell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 office:value-type="string">
            <text:p>*glug*! *glug*! *glug*!!</text:p>
          </table:table-cell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 office:value-type="string">
            <text:p>Puhah! N-Now, hurry, hurry!!</text:p>
          </table:table-cell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 office:value-type="string">
            <text:p>(I-I have not a moment to spare!!)</text:p>
          </table:table-cell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 office:value-type="string">
            <text:p>(Please, bladder mine... you simply must hold
ou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